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81cm" svg:height="0.762cm" svg:x="8.239cm" svg:y="1.254cm">
          <text:p text:style-name="P1">sta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2" draw:id="id2" draw:layer="layout" svg:width="3.556cm" svg:height="1.397cm" svg:x="8.366cm" svg:y="2.778cm">
          <text:p text:style-name="P1">Initialize</text:p>
          <text:p text:style-name="P1">ga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3.683cm" svg:height="2.413cm" svg:x="8.366cm" svg:y="4.937cm">
          <text:p text:style-name="P1">Update</text:p>
          <text:p text:style-name="P1">Tim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0.144cm" svg:y1="2.016cm" svg:x2="10.144cm" svg:y2="2.778cm" draw:start-shape="id1" draw:start-glue-point="6" draw:end-shape="id2" draw:end-glue-point="4" svg:d="m10144 2016v762" svg:viewBox="0 0 1 763">
          <text:p/>
        </draw:connector>
        <draw:connector draw:style-name="gr2" draw:text-style-name="P1" draw:layer="layout" svg:x1="10.144cm" svg:y1="4.175cm" svg:x2="10.207cm" svg:y2="4.937cm" draw:start-shape="id2" draw:start-glue-point="6" draw:end-shape="id3" draw:end-glue-point="4" svg:d="m10144 4175v384h63v378" svg:viewBox="0 0 64 763">
          <text:p/>
        </draw:connector>
        <draw:custom-shape draw:style-name="gr1" draw:text-style-name="P1" xml:id="id4" draw:id="id4" draw:layer="layout" svg:width="3.302cm" svg:height="1.905cm" svg:x="8.62cm" svg:y="8.366cm">
          <text:p text:style-name="P1">Game</text:p>
          <text:p text:style-name="P1"><text:s/>st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0.207cm" svg:y1="7.35cm" svg:x2="10.271cm" svg:y2="8.366cm" draw:start-shape="id3" draw:start-glue-point="6" draw:end-shape="id4" draw:end-glue-point="4" svg:d="m10207 7350v508h64v508" svg:viewBox="0 0 65 1017">
          <text:p/>
        </draw:connector>
        <draw:frame draw:style-name="gr3" draw:layer="layout" svg:width="1.488cm" svg:height="0.962cm" svg:x="10.307cm" svg:y="7.15cm">
          <draw:text-box>
            <text:p>yes</text:p>
          </draw:text-box>
        </draw:frame>
        <draw:line draw:style-name="gr4" draw:text-style-name="P1" xml:id="id7" draw:id="id7" draw:layer="layout" svg:x1="5.064cm" svg:y1="10.906cm" svg:x2="16.367cm" svg:y2="10.906cm">
          <text:p/>
        </draw:line>
        <draw:connector draw:style-name="gr2" draw:text-style-name="P1" draw:layer="layout" svg:x1="10.271cm" svg:y1="10.271cm" svg:x2="10.215cm" svg:y2="11.086cm" draw:start-shape="id4" draw:start-glue-point="6" svg:d="m10271 10271v658h-56v157" svg:viewBox="0 0 57 816">
          <text:p/>
        </draw:connector>
        <draw:custom-shape draw:style-name="gr1" draw:text-style-name="P1" xml:id="id5" draw:id="id5" draw:layer="layout" svg:width="3.302cm" svg:height="1.778cm" svg:x="3.54cm" svg:y="13.446cm">
          <text:p text:style-name="P1">Cleanup</text:p>
          <text:p text:style-name="P1">lev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3.429cm" svg:height="1.651cm" svg:x="3.54cm" svg:y="16.367cm">
          <text:p text:style-name="P1">Start new</text:p>
          <text:p text:style-name="P1">Leve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5.191cm" svg:y1="15.224cm" svg:x2="5.255cm" svg:y2="16.367cm" draw:start-shape="id5" draw:start-glue-point="6" draw:end-shape="id6" draw:end-glue-point="4" svg:d="m5191 15224v572h64v571" svg:viewBox="0 0 65 1144">
          <text:p/>
        </draw:connector>
        <draw:connector draw:style-name="gr2" draw:text-style-name="P1" draw:layer="layout" svg:x1="3.54cm" svg:y1="17.193cm" svg:x2="8.366cm" svg:y2="6.144cm" draw:start-shape="id6" draw:start-glue-point="5" draw:end-shape="id3" draw:end-glue-point="5" svg:d="m3540 17193h-502v-11049h5328" svg:viewBox="0 0 5329 11050">
          <text:p/>
        </draw:connector>
        <draw:custom-shape draw:style-name="gr1" draw:text-style-name="P1" xml:id="id8" draw:id="id8" draw:layer="layout" svg:width="3.175cm" svg:height="1.27cm" svg:x="3.667cm" svg:y="11.541cm">
          <text:p text:style-name="P1">Display</text:p>
          <text:p text:style-name="P1">awar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line-skew="0.628cm" svg:x1="5.064cm" svg:y1="10.906cm" svg:x2="5.255cm" svg:y2="11.541cm" draw:start-shape="id7" draw:start-glue-point="3" draw:end-shape="id8" draw:end-glue-point="4" svg:d="m5064 10906v127h191v508" svg:viewBox="0 0 192 636">
          <text:p/>
        </draw:connector>
        <draw:connector draw:style-name="gr2" draw:text-style-name="P1" draw:layer="layout" svg:x1="5.255cm" svg:y1="12.811cm" svg:x2="5.191cm" svg:y2="13.446cm" draw:start-shape="id8" draw:start-glue-point="6" draw:end-shape="id5" draw:end-glue-point="4" svg:d="m5255 12811v318h-64v317" svg:viewBox="0 0 65 636">
          <text:p/>
        </draw:connector>
        <draw:frame draw:style-name="gr3" draw:layer="layout" svg:width="3.271cm" svg:height="0.962cm" svg:x="3.286cm" svg:y="9.763cm">
          <draw:text-box>
            <text:p>Won level</text:p>
          </draw:text-box>
        </draw:frame>
        <draw:custom-shape draw:style-name="gr1" draw:text-style-name="P1" xml:id="id9" draw:id="id9" draw:layer="layout" svg:width="3.302cm" svg:height="1.778cm" svg:x="7.35cm" svg:y="11.668cm">
          <text:p text:style-name="P1">Display</text:p>
          <text:p text:style-name="P1">Failure ms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line-skew="0.501cm" svg:x1="10.715cm" svg:y1="10.906cm" svg:x2="9.001cm" svg:y2="11.668cm" draw:start-shape="id7" draw:end-shape="id9" draw:end-glue-point="4" svg:d="m10715 10906v0h-1714v762" svg:viewBox="0 0 1715 763">
          <text:p/>
        </draw:connector>
        <draw:custom-shape draw:style-name="gr1" draw:text-style-name="P1" xml:id="id11" draw:id="id11" draw:layer="layout" svg:width="3.175cm" svg:height="1.27cm" svg:x="7.477cm" svg:y="16.494cm">
          <text:p text:style-name="P1">End ga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3.556cm" svg:height="1.524cm" svg:x="7.096cm" svg:y="13.954cm">
          <text:p text:style-name="P1">Wait for </text:p>
          <text:p text:style-name="P1">us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9.001cm" svg:y1="13.446cm" svg:x2="8.874cm" svg:y2="13.954cm" draw:start-shape="id9" draw:start-glue-point="6" draw:end-shape="id10" draw:end-glue-point="5" svg:d="m9001 13446v255h-127v253" svg:viewBox="0 0 128 509">
          <text:p/>
        </draw:connector>
        <draw:connector draw:style-name="gr2" draw:text-style-name="P1" draw:layer="layout" svg:x1="8.874cm" svg:y1="15.478cm" svg:x2="9.065cm" svg:y2="16.494cm" draw:start-shape="id10" draw:start-glue-point="8" draw:end-shape="id11" draw:end-glue-point="4" svg:d="m8874 15478v509h191v507" svg:viewBox="0 0 192 1017">
          <text:p/>
        </draw:connector>
        <draw:connector draw:style-name="gr2" draw:text-style-name="P1" draw:layer="layout" draw:line-skew="0cm -5.213cm" svg:x1="9.065cm" svg:y1="17.764cm" svg:x2="8.366cm" svg:y2="3.477cm" draw:start-shape="id11" draw:start-glue-point="6" draw:end-shape="id2" draw:end-glue-point="5" svg:d="m9065 17764v502h-7303v-14789h6604" svg:viewBox="0 0 7304 14790">
          <text:p/>
        </draw:connector>
        <draw:custom-shape draw:style-name="gr1" draw:text-style-name="P1" xml:id="id12" draw:id="id12" draw:layer="layout" svg:width="3.429cm" svg:height="1.651cm" svg:x="11.414cm" svg:y="11.795cm">
          <text:p text:style-name="P1">Display </text:p>
          <text:p text:style-name="P1">Win ms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line-skew="0.501cm" svg:x1="10.715cm" svg:y1="10.906cm" svg:x2="13.129cm" svg:y2="11.795cm" draw:start-shape="id7" draw:end-shape="id12" draw:end-glue-point="4" svg:d="m10715 10906v0h2414v889" svg:viewBox="0 0 2415 890">
          <text:p/>
        </draw:connector>
        <draw:connector draw:style-name="gr2" draw:text-style-name="P1" draw:layer="layout" svg:x1="13.129cm" svg:y1="13.446cm" svg:x2="10.29cm" svg:y2="14.716cm" draw:start-shape="id12" draw:start-glue-point="6" draw:end-shape="id10" draw:end-glue-point="9" svg:d="m13129 13446v1270h-2839" svg:viewBox="0 0 2840 1271">
          <text:p/>
        </draw:connector>
        <draw:frame draw:style-name="gr3" draw:layer="layout" svg:width="3.639cm" svg:height="0.962cm" svg:x="7.35cm" svg:y="10.779cm">
          <draw:text-box>
            <text:p>Lost <text:s/>game</text:p>
          </draw:text-box>
        </draw:frame>
        <draw:frame draw:style-name="gr3" draw:layer="layout" svg:width="3.732cm" svg:height="0.962cm" svg:x="11.414cm" svg:y="10.833cm">
          <draw:text-box>
            <text:p>Won <text:s/>game</text:p>
          </draw:text-box>
        </draw:frame>
        <draw:custom-shape draw:style-name="gr1" draw:text-style-name="P1" xml:id="id13" draw:id="id13" draw:layer="layout" svg:width="3.683cm" svg:height="1.397cm" svg:x="15.605cm" svg:y="11.922cm">
          <text:p text:style-name="P1">Get</text:p>
          <text:p text:style-name="P1">inpu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draw:line-skew="-0.508cm" svg:x1="16.367cm" svg:y1="10.906cm" svg:x2="17.446cm" svg:y2="11.922cm" draw:start-shape="id7" draw:start-glue-point="1" draw:end-shape="id13" draw:end-glue-point="5" svg:d="m16367 10906v0h1079v1016" svg:viewBox="0 0 1080 1017">
          <text:p/>
        </draw:connector>
        <draw:frame draw:style-name="gr3" draw:layer="layout" svg:width="2.576cm" svg:height="0.962cm" svg:x="17.51cm" svg:y="10.579cm">
          <draw:text-box>
            <text:p>Playing</text:p>
          </draw:text-box>
        </draw:frame>
        <draw:custom-shape draw:style-name="gr1" draw:text-style-name="P1" xml:id="id14" draw:id="id14" draw:layer="layout" svg:width="4.318cm" svg:height="1.524cm" svg:x="14.97cm" svg:y="14.208cm">
          <text:p text:style-name="P1">Update </text:p>
          <text:p text:style-name="P1">Entiti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7.071cm" svg:y1="13.319cm" svg:x2="17.129cm" svg:y2="14.208cm" draw:start-shape="id13" draw:start-glue-point="7" draw:end-shape="id14" draw:end-glue-point="4" svg:d="m17071 13319v448h58v441" svg:viewBox="0 0 59 890">
          <text:p/>
        </draw:connector>
        <draw:custom-shape draw:style-name="gr1" draw:text-style-name="P1" xml:id="id15" draw:id="id15" draw:layer="layout" svg:width="4.445cm" svg:height="1.524cm" svg:x="14.97cm" svg:y="16.621cm">
          <text:p text:style-name="P1">Check</text:p>
          <text:p text:style-name="P1">Collision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7.129cm" svg:y1="15.732cm" svg:x2="17.192cm" svg:y2="16.621cm" draw:start-shape="id14" draw:start-glue-point="6" draw:end-shape="id15" draw:end-glue-point="0" svg:d="m17129 15732v445h63v444" svg:viewBox="0 0 64 890">
          <text:p/>
        </draw:connector>
        <draw:custom-shape draw:style-name="gr1" draw:text-style-name="P1" xml:id="id16" draw:id="id16" draw:layer="layout" svg:width="4.699cm" svg:height="1.27cm" svg:x="14.843cm" svg:y="18.78cm">
          <text:p text:style-name="P1">Render</text:p>
          <text:p text:style-name="P1">Chang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7.192cm" svg:y1="18.145cm" svg:x2="17.193cm" svg:y2="18.78cm" draw:start-shape="id15" draw:start-glue-point="2" draw:end-shape="id16" draw:end-glue-point="4" svg:d="m17192 18145v318h1v317" svg:viewBox="0 0 2 636">
          <text:p/>
        </draw:connector>
        <draw:custom-shape draw:style-name="gr1" draw:text-style-name="P1" xml:id="id17" draw:id="id17" draw:layer="layout" svg:width="5.08cm" svg:height="1.905cm" svg:x="14.716cm" svg:y="20.685cm">
          <text:p text:style-name="P1">Win/Loss</text:p>
          <text:p text:style-name="P1">Condition</text:p>
          <text:p text:style-name="P1">Check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7.193cm" svg:y1="20.05cm" svg:x2="17.256cm" svg:y2="20.685cm" draw:start-shape="id16" draw:start-glue-point="6" draw:end-shape="id17" draw:end-glue-point="4" svg:d="m17193 20050v353h63v282" svg:viewBox="0 0 64 636">
          <text:p/>
        </draw:connector>
        <draw:connector draw:style-name="gr2" draw:text-style-name="P1" draw:layer="layout" svg:x1="19.796cm" svg:y1="21.638cm" svg:x2="12.049cm" svg:y2="6.144cm" draw:start-shape="id17" draw:start-glue-point="7" draw:end-shape="id3" draw:end-glue-point="7" svg:d="m19796 21638h502v-15494h-8249" svg:viewBox="0 0 8250 154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ans'" style:font-family-generic="roman" style:font-pitch="variable" fo:font-size="24pt" fo:language="en" fo:country="US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7T23:31:05</meta:creation-date>
    <dc:date>2013-06-27T23:52:08</dc:date>
    <meta:editing-duration>PT5M48S</meta:editing-duration>
    <meta:editing-cycles>1</meta:editing-cycles>
    <meta:document-statistic meta:object-count="42"/>
    <meta:generator>LibreOffice/4.0.4.2$Linux_X86_64 LibreOffice_project/400m0$Build-2</meta:generator>
  </office:meta>
</office:document-meta>
</file>